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4-08-22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4-07-2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4-05-1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4-02-2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3-12-29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3-10-10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3-08-2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3-06-07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3-02-23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2-12-1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2-10-1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2-08-19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2-06-2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2-05-23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2-05-20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2-04-22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2-02-14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1-12-0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1-10-07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1-08-1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1-08-12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1-06-1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1-05-10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1-04-1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1-02-10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0-12-09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0-10-19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0-08-1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0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0-04-27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0-02-1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20-01-06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9-12-12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9-10-0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9-08-16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9-06-18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9-05-2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9-04-22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9-04-0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9-02-25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8-12-1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8-10-22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8-08-23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8-06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8-05-22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8-04-23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8-02-2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7-12-19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7-10-31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7-08-18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7-06-19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7-04-19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7-02-15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6-12-21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6-10-1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6-08-01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6-06-0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6-06-02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6-05-2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6-04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6-02-0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5-12-07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5-10-1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5-09-02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5-08-17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5-06-2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5-05-04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5-03-19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5-01-14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4-11-03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4-08-1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4-06-1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4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4-02-11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3-12-10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3-10-22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3-07-17 1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3-07-1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3-05-14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3-03-1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3-01-08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2-10-3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2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2-05-01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2-02-2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2-01-06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1-10-3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1-09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1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1-04-27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1-03-09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1-01-10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0-12-14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0-12-03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0-08-31 1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0-07-2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0-05-1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0-03-0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10-01-0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9-11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9-10-0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9-08-2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9-06-04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9-04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9-02-0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8-10-0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8-08-26 1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8-08-2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8-04-05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8-02-06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8-02-05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8-01-30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8-01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7-12-0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7-10-02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7-08-03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7-06-1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7-04-0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7-02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12-1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12-0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12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12-0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11-3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10-1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10-1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10-0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08-3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08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05-1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02-2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6-02-2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077582401</text:p>
          </table:table-cell>
          <table:table-cell office:value-type="string" calcext:value-type="string">
            <text:p>2005-10-27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1" meta:object-count="0"/>
    <meta:user-defined meta:name="AppVersion">3.0</meta:user-defined>
  </office:meta>
</office:document-meta>
</file>